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828cm" fo:min-width="0.938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14.634cm" fo:min-width="21.369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2.882cm" fo:min-width="2.541cm" fo:padding-top="0.176cm" fo:padding-bottom="0.176cm" fo:padding-left="0.301cm" fo:padding-right="0.301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3.335cm" fo:padding-top="0.176cm" fo:padding-bottom="0.176cm" fo:padding-left="0.301cm" fo:padding-right="0.301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045cm" fo:min-width="2.954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  <style:paragraph-properties style:writing-mode="lr-tb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299cm" fo:min-width="2.827cm" fo:padding-top="0.176cm" fo:padding-bottom="0.176cm" fo:padding-left="0.301cm" fo:padding-right="0.301cm"/>
      <style:paragraph-properties style:writing-mode="lr-tb"/>
    </style:style>
    <style:style style:name="gr11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728cm" fo:min-width="0.838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548cm" fo:min-width="2.634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2.954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045cm" fo:min-width="2.319cm" fo:padding-top="0.176cm" fo:padding-bottom="0.176cm" fo:padding-left="0.301cm" fo:padding-right="0.301cm"/>
      <style:paragraph-properties style:writing-mode="lr-tb"/>
    </style:style>
    <style:style style:name="gr15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728cm" fo:min-width="1.645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svg:stroke-width="0.102cm" svg:stroke-color="#000000" draw:marker-start-width="0.509cm" draw:marker-end-width="0.509cm" draw:fill="solid" draw:fill-color="#ff7b59" draw:textarea-horizontal-align="left" draw:textarea-vertical-align="top" draw:auto-grow-height="false" fo:min-height="1.68cm" fo:min-width="2.827cm" fo:padding-top="0.176cm" fo:padding-bottom="0.176cm" fo:padding-left="0.301cm" fo:padding-right="0.301cm"/>
      <style:paragraph-properties style:writing-mode="lr-tb"/>
    </style:style>
    <style:style style:name="gr17" style:family="graphic" style:parent-style-name="standard">
      <style:graphic-properties svg:stroke-width="0.102cm" svg:stroke-color="#000000" draw:marker-start-width="0.509cm" draw:marker-end-width="0.509cm" draw:fill="solid" draw:fill-color="#bf819e" draw:textarea-horizontal-align="left" draw:textarea-vertical-align="top" draw:auto-grow-height="false" fo:min-height="0.791cm" fo:min-width="3.208cm" fo:padding-top="0.176cm" fo:padding-bottom="0.176cm" fo:padding-left="0.301cm" fo:padding-right="0.301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509cm" draw:marker-end-width="0.509cm" draw:fill="solid" draw:fill-color="#729fcf" draw:textarea-horizontal-align="left" draw:textarea-vertical-align="top" draw:auto-grow-height="false" fo:min-height="1.68cm" fo:min-width="2.954cm" fo:padding-top="0.176cm" fo:padding-bottom="0.176cm" fo:padding-left="0.301cm" fo:padding-right="0.301cm"/>
      <style:paragraph-properties style:writing-mode="lr-tb"/>
    </style:style>
    <style:style style:name="gr19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0.791cm" fo:min-width="2.446cm" fo:padding-top="0.176cm" fo:padding-bottom="0.176cm" fo:padding-left="0.301cm" fo:padding-right="0.301cm"/>
      <style:paragraph-properties style:writing-mode="lr-tb"/>
    </style:style>
    <style:style style:name="gr20" style:family="graphic" style:parent-style-name="standard">
      <style:graphic-properties svg:stroke-width="0.106cm" svg:stroke-color="#000000" draw:marker-start-width="0.359cm" draw:marker-end-width="0.359cm" draw:fill="none" draw:opacity="0%" draw:textarea-horizontal-align="justify" draw:textarea-vertical-align="middle" draw:auto-grow-height="false" fo:min-height="17.805cm" fo:min-width="22.889cm" fo:padding-top="0.178cm" fo:padding-bottom="0.178cm" fo:padding-left="0.303cm" fo:padding-right="0.303cm"/>
    </style:style>
    <style:style style:name="gr21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299cm" fo:min-width="2.319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width="0.102cm" svg:stroke-color="#000000" draw:marker-start-width="0.509cm" draw:marker-end-width="0.509cm" draw:fill="solid" draw:fill-color="#729fcf" draw:textarea-horizontal-align="left" draw:textarea-vertical-align="top" draw:auto-grow-height="false" fo:min-height="0.664cm" fo:min-width="2.954cm" fo:padding-top="0.176cm" fo:padding-bottom="0.176cm" fo:padding-left="0.301cm" fo:padding-right="0.30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65c295"/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7b59"/>
      <style:paragraph-properties fo:text-align="center" style:writing-mode="lr-tb"/>
    </style:style>
    <style:style style:name="P7" style:family="paragraph">
      <loext:graphic-properties draw:fill="solid" draw:fill-color="#bf819e"/>
      <style:paragraph-properties fo:text-align="center" style:writing-mode="lr-tb"/>
    </style:style>
    <style:style style:name="P8" style:family="paragraph">
      <loext:graphic-properties draw:fill="solid" draw:fill-color="#729fcf"/>
      <style:paragraph-properties fo:text-align="center" style:writing-mode="lr-tb"/>
    </style:style>
    <style:style style:name="P9" style:family="paragraph">
      <loext:graphic-properties draw:fill="none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1.524cm" svg:x="12.557cm" svg:y="1.762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1.971cm" svg:height="14.986cm" svg:x="3.54cm" svg:y="3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9" draw:id="id9" draw:layer="layout" svg:width="4.445cm" svg:height="4.572cm" svg:x="20.685cm" svg:y="6.461cm">
          <text:p text:style-name="P1">Queue P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3.937cm" svg:height="1.905cm" svg:x="5.191cm" svg:y="7.477cm">
          <text:p text:style-name="P1">Report</text:p>
          <text:p text:style-name="P1">Attributes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3.556cm" svg:height="1.397cm" svg:x="8.239cm" svg:y="10.144cm">
          <text:p text:style-name="P1">Controller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495cm" svg:height="0.962cm" svg:x="20.939cm" svg:y="4.429cm">
          <draw:text-box>
            <text:p>Guarantee</text:p>
          </draw:text-box>
        </draw:frame>
        <draw:frame draw:style-name="gr7" draw:text-style-name="P4" draw:layer="layout" svg:width="2.263cm" svg:height="0.962cm" svg:x="14.208cm" svg:y="4.175cm">
          <draw:text-box>
            <text:p>Action</text:p>
          </draw:text-box>
        </draw:frame>
        <draw:frame draw:style-name="gr8" draw:text-style-name="P4" draw:layer="layout" svg:width="3.423cm" svg:height="0.962cm" svg:x="4.048cm" svg:y="4.048cm">
          <draw:text-box>
            <text:p>Reference</text:p>
          </draw:text-box>
        </draw:frame>
        <draw:connector draw:style-name="gr9" draw:text-style-name="P5" draw:layer="layout" draw:type="curve" svg:x1="14.589cm" svg:y1="2.524cm" svg:x2="18.145cm" svg:y2="5.064cm" draw:start-shape="id1" draw:start-glue-point="10" draw:end-shape="id2" draw:end-glue-point="0" svg:d="M14589 2524c2371 0 3556 846 3556 2540" svg:viewBox="0 0 3557 2541">
          <text:p/>
        </draw:connector>
        <draw:custom-shape draw:style-name="gr10" draw:text-style-name="P1" xml:id="id4" draw:id="id4" draw:layer="layout" svg:width="3.429cm" svg:height="1.651cm" svg:x="11.287cm" svg:y="7.604cm">
          <text:p text:style-name="P1">Feeder</text:p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1.524cm" svg:x="21.574cm" svg:y="6.715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.032cm" svg:height="1.524cm" svg:x="21.701cm" svg:y="9.255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draw:line-skew="0.19cm" svg:x1="16.621cm" svg:y1="5.635cm" svg:x2="9.763cm" svg:y2="5.826cm" draw:start-shape="id2" draw:start-glue-point="3" draw:end-shape="id3" draw:end-glue-point="10" svg:d="M16621 5635c-4857 0-1428 191-6858 191" svg:viewBox="0 0 6859 192">
          <text:p/>
        </draw:connector>
        <draw:custom-shape draw:style-name="gr12" draw:text-style-name="P2" xml:id="id3" draw:id="id3" draw:layer="layout" svg:width="4.572cm" svg:height="1.27cm" svg:x="5.191cm" svg:y="5.191cm">
          <text:p text:style-name="P1">MSG Attr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11.287cm" svg:y1="8.429cm" svg:x2="10.017cm" svg:y2="10.144cm" draw:start-shape="id4" draw:start-glue-point="3" draw:end-shape="id5" draw:end-glue-point="0" svg:d="M11287 8429c-847 0-1270 571-1270 1715" svg:viewBox="0 0 1271 1716">
          <text:p/>
        </draw:connector>
        <draw:custom-shape draw:style-name="gr13" draw:text-style-name="P1" xml:id="id6" draw:id="id6" draw:layer="layout" svg:width="3.556cm" svg:height="1.905cm" svg:x="8.45cm" svg:y="12.46cm">
          <text:p text:style-name="P1">State</text:p>
          <text:p text:style-name="P1">Machin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0.652cm" svg:y1="11.541cm" svg:x2="10.652cm" svg:y2="12.557cm" svg:d="M10652 11541v1016" svg:viewBox="0 0 1 1017">
          <text:p/>
        </draw:connector>
        <draw:custom-shape draw:style-name="gr14" draw:text-style-name="P1" xml:id="id7" draw:id="id7" draw:layer="layout" svg:width="2.921cm" svg:height="1.397cm" svg:x="13.065cm" svg:y="11.287cm">
          <text:p text:style-name="P1">Action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2.006cm" svg:y1="13.412cm" svg:x2="14.525cm" svg:y2="12.684cm" draw:start-shape="id6" draw:start-glue-point="1" draw:end-shape="id7" svg:d="M12006 13412c1680 0 2519-242 2519-728" svg:viewBox="0 0 2520 729">
          <text:p/>
        </draw:connector>
        <draw:connector draw:style-name="gr9" draw:text-style-name="P5" draw:layer="layout" draw:type="curve" svg:x1="13.002cm" svg:y1="6.461cm" svg:x2="13.001cm" svg:y2="7.604cm" draw:start-shape="id8" draw:start-glue-point="8" draw:end-shape="id4" svg:d="M13002 6461c0 858-1 287-1 1143" svg:viewBox="0 0 2 1144">
          <text:p/>
        </draw:connector>
        <draw:connector draw:style-name="gr9" draw:text-style-name="P5" draw:layer="layout" draw:type="curve" svg:x1="15.986cm" svg:y1="11.985cm" svg:x2="14.716cm" svg:y2="8.429cm" draw:start-shape="id7" draw:end-shape="id4" draw:end-glue-point="1" svg:d="M15986 11985c825 0 1460-3556-1270-3556" svg:viewBox="0 0 1980 3557">
          <text:p/>
        </draw:connector>
        <draw:connector draw:style-name="gr9" draw:text-style-name="P5" draw:layer="layout" draw:type="curve" svg:x1="15.986cm" svg:y1="11.985cm" svg:x2="22.908cm" svg:y2="11.033cm" draw:start-shape="id7" draw:start-glue-point="1" draw:end-shape="id9" draw:end-glue-point="8" svg:d="M15986 11985c4615 0 6922-317 6922-952" svg:viewBox="0 0 6923 953">
          <text:p/>
        </draw:connector>
        <draw:custom-shape draw:style-name="gr15" draw:text-style-name="P2" xml:id="id8" draw:id="id8" draw:layer="layout" svg:width="3.175cm" svg:height="1.524cm" svg:x="11.414cm" svg:y="4.937cm">
          <text:p text:style-name="P1">MSG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8.239cm" svg:y1="10.842cm" svg:x2="7.159cm" svg:y2="9.382cm" draw:start-shape="id5" draw:start-glue-point="3" draw:end-shape="id10" draw:end-glue-point="2" svg:d="M8239 10842c-720 0-1080-486-1080-1460" svg:viewBox="0 0 1081 1461">
          <text:p/>
        </draw:connector>
        <draw:custom-shape draw:style-name="gr16" draw:text-style-name="P6" xml:id="id12" draw:id="id12" draw:layer="layout" svg:width="3.429cm" svg:height="2.032cm" svg:x="12.684cm" svg:y="13.954cm">
          <text:p text:style-name="P1">Inventory</text:p>
          <text:p text:style-name="P1">System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5.986cm" svg:y1="11.985cm" svg:x2="18.907cm" svg:y2="14.97cm" draw:start-shape="id7" draw:start-glue-point="1" draw:end-shape="id11" draw:end-glue-point="0" svg:d="M15986 11985c1948 0 2921 995 2921 2985" svg:viewBox="0 0 2922 2986">
          <text:p/>
        </draw:connector>
        <draw:custom-shape draw:style-name="gr17" draw:text-style-name="P7" xml:id="id11" draw:id="id11" draw:layer="layout" svg:width="3.81cm" svg:height="1.143cm" svg:x="17.002cm" svg:y="14.97cm">
          <text:p text:style-name="P1">Blockchain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5.986cm" svg:y1="11.985cm" svg:x2="16.113cm" svg:y2="14.97cm" draw:start-shape="id7" draw:start-glue-point="1" draw:end-shape="id12" draw:end-glue-point="1" svg:d="M15986 11985c1015 0 952 2985 127 2985" svg:viewBox="0 0 755 2986">
          <text:p/>
        </draw:connector>
        <draw:custom-shape draw:style-name="gr18" draw:text-style-name="P8" xml:id="id13" draw:id="id13" draw:layer="layout" svg:width="3.556cm" svg:height="2.032cm" svg:x="21.447cm" svg:y="13.573cm">
          <text:p text:style-name="P1"><text:s text:c="2"/>Key</text:p>
          <text:p text:style-name="P1">Manager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5.986cm" svg:y1="11.985cm" svg:x2="23.225cm" svg:y2="13.573cm" draw:start-shape="id7" draw:start-glue-point="1" draw:end-shape="id13" draw:end-glue-point="0" svg:d="M15986 11985c4826 0 7239 529 7239 1588" svg:viewBox="0 0 7240 1589">
          <text:p/>
        </draw:connector>
        <draw:custom-shape draw:style-name="gr19" draw:text-style-name="P1" xml:id="id2" draw:id="id2" draw:layer="layout" svg:width="3.048cm" svg:height="1.143cm" svg:x="16.621cm" svg:y="5.064cm">
          <text:p text:style-name="P1">Validat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3.495cm" svg:height="18.161cm" svg:x="3.032cm" svg:y="1.3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7.477cm" svg:y1="6.461cm" svg:x2="7.159cm" svg:y2="7.477cm" draw:end-shape="id10" draw:end-glue-point="0" svg:d="M7477 6461c0 348-318-160-318 1016" svg:viewBox="0 0 319 1017">
          <text:p/>
        </draw:connector>
        <draw:custom-shape draw:style-name="gr21" draw:text-style-name="P1" xml:id="id14" draw:id="id14" draw:layer="layout" svg:width="2.921cm" svg:height="1.651cm" svg:x="16.748cm" svg:y="7.35cm">
          <text:p text:style-name="P1">JSON</text:p>
          <text:p text:style-name="P1">Schemas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8.145cm" svg:y1="6.207cm" svg:x2="18.208cm" svg:y2="7.35cm" draw:start-shape="id2" draw:start-glue-point="2" draw:end-shape="id14" draw:end-glue-point="0" svg:d="M18145 6207c0 856 63 285 63 1143" svg:viewBox="0 0 64 1144">
          <text:p/>
        </draw:connector>
        <draw:connector draw:style-name="gr9" draw:text-style-name="P5" draw:layer="layout" draw:type="curve" svg:x1="19.669cm" svg:y1="5.635cm" svg:x2="22.908cm" svg:y2="6.461cm" draw:start-shape="id2" draw:start-glue-point="1" draw:end-shape="id9" draw:end-glue-point="4" svg:d="M19669 5635c2160 0 3239 275 3239 826" svg:viewBox="0 0 3240 827">
          <text:p/>
        </draw:connector>
        <draw:custom-shape draw:style-name="gr22" draw:text-style-name="P8" draw:layer="layout" svg:width="3.556cm" svg:height="1.016cm" svg:x="21.297cm" svg:y="16.808cm">
          <text:p text:style-name="P1"><text:s/>Databas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23.225cm" svg:y1="15.605cm" svg:x2="23.288cm" svg:y2="16.812cm" draw:start-shape="id13" draw:start-glue-point="2" svg:d="M23225 15605c0 1318 63 715 63 1207" svg:viewBox="0 0 64 120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4T12:42:16.978627503</meta:creation-date>
    <dc:date>2023-05-04T07:46:27.779748080</dc:date>
    <meta:editing-duration>PT51M27S</meta:editing-duration>
    <meta:editing-cycles>18</meta:editing-cycles>
    <meta:generator>LibreOffice/7.3.7.2$Linux_X86_64 LibreOffice_project/30$Build-2</meta:generator>
    <meta:document-statistic meta:object-count="38"/>
  </office:meta>
</office:document-meta>
</file>